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Driver.main( String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ewDriver.addPath(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wDriver.getJMeter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Driver.addURL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ewDriver.accept( File di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Driver.NewDr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wDriver.add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